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color="#168253" draw:fill-color="#168253" draw:textarea-horizontal-align="justify" draw:textarea-vertical-align="middle" draw:auto-grow-height="false" fo:min-height="0.104cm" fo:min-width="0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4.95cm" svg:y="7cm" svg:viewBox="0 0 11000 16000" draw:points="0,16000 0,0 11000,0 11000,16000">
            <text:p/>
          </draw:polygon>
          <draw:line draw:style-name="gr3" draw:text-style-name="P2" draw:layer="layout" svg:x1="6.95cm" svg:y1="10cm" svg:x2="13.95cm" svg:y2="10cm">
            <text:p/>
          </draw:line>
          <draw:line draw:style-name="gr4" draw:text-style-name="P2" draw:layer="layout" svg:x1="6.95cm" svg:y1="10cm" svg:x2="13.95cm" svg:y2="10cm">
            <text:p/>
          </draw:line>
          <draw:line draw:style-name="gr4" draw:text-style-name="P2" draw:layer="layout" svg:x1="6.95cm" svg:y1="12cm" svg:x2="13.95cm" svg:y2="12cm">
            <text:p/>
          </draw:line>
          <draw:line draw:style-name="gr4" draw:text-style-name="P2" draw:layer="layout" svg:x1="6.95cm" svg:y1="14cm" svg:x2="13.95cm" svg:y2="14cm">
            <text:p/>
          </draw:line>
          <draw:line draw:style-name="gr4" draw:text-style-name="P2" draw:layer="layout" svg:x1="6.95cm" svg:y1="16cm" svg:x2="13.95cm" svg:y2="16cm">
            <text:p/>
          </draw:line>
          <draw:line draw:style-name="gr4" draw:text-style-name="P2" draw:layer="layout" svg:x1="6.95cm" svg:y1="18cm" svg:x2="13.95cm" svg:y2="18cm">
            <text:p/>
          </draw:line>
          <draw:line draw:style-name="gr4" draw:text-style-name="P2" draw:layer="layout" svg:x1="6.95cm" svg:y1="20cm" svg:x2="13.95cm" svg:y2="20cm">
            <text:p/>
          </draw:line>
          <draw:line draw:style-name="gr4" draw:text-style-name="P2" draw:layer="layout" svg:x1="6.95cm" svg:y1="14cm" svg:x2="13.95cm" svg:y2="14cm">
            <text:p/>
          </draw:line>
          <draw:polygon draw:style-name="gr2" draw:text-style-name="P1" draw:layer="layout" svg:width="10.999cm" svg:height="15.999cm" svg:x="4.95cm" svg:y="7cm" svg:viewBox="0 0 11000 16000" draw:points="0,16000 0,0 11000,0 11000,16000">
            <text:p/>
          </draw:polygon>
          <draw:line draw:style-name="gr4" draw:text-style-name="P2" draw:layer="layout" svg:x1="6.95cm" svg:y1="14cm" svg:x2="13.95cm" svg:y2="14cm">
            <text:p/>
          </draw:line>
          <draw:line draw:style-name="gr4" draw:text-style-name="P2" draw:layer="layout" svg:x1="6.95cm" svg:y1="16cm" svg:x2="13.95cm" svg:y2="16cm">
            <text:p/>
          </draw:line>
          <draw:line draw:style-name="gr4" draw:text-style-name="P2" draw:layer="layout" svg:x1="6.95cm" svg:y1="14cm" svg:x2="13.95cm" svg:y2="14cm">
            <text:p/>
          </draw:line>
          <draw:path draw:style-name="gr5" draw:text-style-name="P3" draw:layer="layout" svg:width="2.75cm" svg:height="2.544cm" svg:x="11.45cm" svg:y="8.251cm" svg:viewBox="0 0 2751 2545" svg:d="M1375 2183c86 0 172-12 254-32 83-20 162-51 238-91 74-40 142-88 204-144 60-56 112-120 156-189 42-68 76-143 97-219 23-76 33-155 33-235s-10-158-33-236c-21-76-55-150-97-218-44-70-96-132-156-188-62-56-130-106-204-146-76-40-155-70-238-90-82-20-168-31-254-31s-172 11-254 31-162 50-237 90-143 90-204 146c-60 56-113 118-156 188-43 68-76 142-97 218-23 78-34 156-34 236 0 62 6 122 19 182h-397c-10-60-15-120-15-182 0-112 16-222 47-330 32-107 77-210 137-307 61-96 135-185 219-263s180-146 285-202c104-56 216-99 331-128 116-28 236-43 356-43 121 0 240 15 356 43l-51 176 51-176c116 29 228 72 332 128s200 124 284 202c85 78 158 167 220 263 60 97 105 200 136 307 32 108 48 218 48 330 0 111-16 222-48 330-31 106-76 209-136 306-62 98-135 186-220 264-84 78-180 146-284 202s-216 98-332 128c-116 28-235 42-356 42z">
            <text:p/>
          </draw:path>
          <draw:line draw:style-name="gr6" draw:text-style-name="P2" draw:layer="layout" svg:x1="12.824cm" svg:y1="10.615cm" svg:x2="12.824cm" svg:y2="11.524cm">
            <text:p/>
          </draw:line>
          <draw:custom-shape draw:style-name="gr7" draw:text-style-name="P4" draw:layer="layout" svg:width="0.5cm" svg:height="0.5cm" svg:x="12.547cm" svg:y="12.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21S</meta:editing-duration>
    <meta:editing-cycles>6</meta:editing-cycles>
    <meta:generator>LibreOffice/25.2.7.2$Windows_X86_64 LibreOffice_project/5cbfd1ab6520636bb5f7b99185aa69bd7456825d</meta:generator>
    <dc:date>2026-01-03T11:31:32.209803800</dc:date>
    <meta:document-statistic meta:object-count="17"/>
  </office:meta>
</office:document-meta>
</file>